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F55000003C3D3AA7893DEFC83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193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" calcext:value-type="currency" table:number-columns-spanned="2" table:number-rows-spanned="2">
            <text:p>$2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Hampden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2-01" calcext:value-type="date">
            <text:p>02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1/06-01/09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1/13-01/16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9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01/20-01/23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30"/>
          <table:table-cell table:style-name="ce48" office:value-type="currency" office:currency="USD" office:value="32.5" calcext:value-type="currency">
            <text:p>$32.5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01/27-01/30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Monday and Thursday parking lot clean up at Hampden</text:p>
          </table:table-cell>
          <table:covered-table-cell table:number-columns-repeated="4" table:style-name="ce28"/>
          <table:table-cell table:style-name="ce49" office:value-type="currency" office:currency="USD" office:value="32.5" calcext:value-type="currency">
            <text:p>$32.5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0:50:42.383259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.227000000</meta:creation-date>
    <dc:date>2025-01-16T20:51:15.020882025</dc:date>
    <meta:editing-duration>PT2H46M46S</meta:editing-duration>
    <meta:editing-cycles>46</meta:editing-cycles>
    <meta:generator>LibreOffice/7.5.5.2$Linux_X86_64 LibreOffice_project/50$Build-2</meta:generator>
    <meta:document-statistic meta:table-count="1" meta:cell-count="65" meta:object-count="1"/>
  </office:meta>
</office:document-meta>
</file>